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7000000E7EC55AFE1A66079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955e" officeooo:paragraph-rsid="0001955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cm" svg:y="0.776cm" svg:width="17cm" svg:height="4.865cm" draw:z-index="0"><draw:image xlink:href="Pictures/1000000000000327000000E7EC55AFE1A66079E2.png" xlink:type="simple" xlink:show="embed" xlink:actuate="onLoad" loext:mime-type="image/png"/></draw:frame>Contraintes dans le cahier des charges :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4T10:38:20.811000000</meta:creation-date>
    <meta:generator>LibreOffice/6.3.2.2$Windows_X86_64 LibreOffice_project/98b30e735bda24bc04ab42594c85f7fd8be07b9c</meta:generator>
    <dc:date>2020-02-04T10:41:22.231000000</dc:date>
    <meta:editing-duration>PT3M1S</meta:editing-duration>
    <meta:editing-cycles>1</meta:editing-cycles>
    <meta:document-statistic meta:table-count="0" meta:image-count="1" meta:object-count="0" meta:page-count="1" meta:paragraph-count="1" meta:word-count="7" meta:character-count="41" meta:non-whitespace-character-count="34"/>
  </office:meta>
</office:document-meta>
</file>